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d18" officeooo:paragraph-rsid="000f4d18"/>
    </style:style>
    <style:style style:name="P2" style:family="paragraph" style:parent-style-name="Standard">
      <style:text-properties officeooo:paragraph-rsid="00210c59"/>
    </style:style>
    <style:style style:name="P3" style:family="paragraph" style:parent-style-name="Standard">
      <style:text-properties officeooo:rsid="0010d772" officeooo:paragraph-rsid="0047595e"/>
    </style:style>
    <style:style style:name="P4" style:family="paragraph" style:parent-style-name="Standard">
      <style:text-properties officeooo:rsid="0010d772" officeooo:paragraph-rsid="0048abe3"/>
    </style:style>
    <style:style style:name="P5" style:family="paragraph" style:parent-style-name="Standard">
      <style:text-properties officeooo:rsid="0010d772" officeooo:paragraph-rsid="004ae233"/>
    </style:style>
    <style:style style:name="P6" style:family="paragraph" style:parent-style-name="Standard">
      <style:text-properties officeooo:rsid="0010d772" officeooo:paragraph-rsid="004d04d6"/>
    </style:style>
    <style:style style:name="P7" style:family="paragraph" style:parent-style-name="Standard">
      <style:text-properties officeooo:rsid="0010d772" officeooo:paragraph-rsid="004e43c8"/>
    </style:style>
    <style:style style:name="P8" style:family="paragraph" style:parent-style-name="Standard">
      <style:text-properties officeooo:rsid="0010d772" officeooo:paragraph-rsid="00506bd7"/>
    </style:style>
    <style:style style:name="P9" style:family="paragraph" style:parent-style-name="Standard">
      <style:text-properties officeooo:rsid="0010d772" officeooo:paragraph-rsid="0059773e"/>
    </style:style>
    <style:style style:name="P10" style:family="paragraph" style:parent-style-name="Header">
      <style:text-properties officeooo:paragraph-rsid="002fffb1"/>
    </style:style>
    <style:style style:name="T1" style:family="text">
      <style:text-properties officeooo:rsid="00303707"/>
    </style:style>
    <style:style style:name="T2" style:family="text">
      <style:text-properties officeooo:rsid="003c7945"/>
    </style:style>
    <style:style style:name="T3" style:family="text">
      <style:text-properties officeooo:rsid="0010d772"/>
    </style:style>
    <style:style style:name="T4" style:family="text">
      <style:text-properties officeooo:rsid="00119607"/>
    </style:style>
    <style:style style:name="T5" style:family="text">
      <style:text-properties officeooo:rsid="00126f8f"/>
    </style:style>
    <style:style style:name="T6" style:family="text">
      <style:text-properties officeooo:rsid="00145fda"/>
    </style:style>
    <style:style style:name="T7" style:family="text">
      <style:text-properties officeooo:rsid="001481d9"/>
    </style:style>
    <style:style style:name="T8" style:family="text">
      <style:text-properties officeooo:rsid="00167c82"/>
    </style:style>
    <style:style style:name="T9" style:family="text">
      <style:text-properties officeooo:rsid="0017f460"/>
    </style:style>
    <style:style style:name="T10" style:family="text">
      <style:text-properties officeooo:rsid="00183141"/>
    </style:style>
    <style:style style:name="T11" style:family="text">
      <style:text-properties officeooo:rsid="001c16d9"/>
    </style:style>
    <style:style style:name="T12" style:family="text">
      <style:text-properties officeooo:rsid="00210c59"/>
    </style:style>
    <style:style style:name="T13" style:family="text">
      <style:text-properties officeooo:rsid="002271df"/>
    </style:style>
    <style:style style:name="T14" style:family="text">
      <style:text-properties officeooo:rsid="0022cbd5"/>
    </style:style>
    <style:style style:name="T15" style:family="text">
      <style:text-properties officeooo:rsid="0025cc6e"/>
    </style:style>
    <style:style style:name="T16" style:family="text">
      <style:text-properties officeooo:rsid="0026776c"/>
    </style:style>
    <style:style style:name="T17" style:family="text">
      <style:text-properties officeooo:rsid="0026ddb8"/>
    </style:style>
    <style:style style:name="T18" style:family="text">
      <style:text-properties officeooo:rsid="0027f910"/>
    </style:style>
    <style:style style:name="T19" style:family="text">
      <style:text-properties officeooo:rsid="00294688"/>
    </style:style>
    <style:style style:name="T20" style:family="text">
      <style:text-properties officeooo:rsid="002cddf4"/>
    </style:style>
    <style:style style:name="T21" style:family="text">
      <style:text-properties officeooo:rsid="002e5336"/>
    </style:style>
    <style:style style:name="T22" style:family="text">
      <style:text-properties officeooo:rsid="00309d58"/>
    </style:style>
    <style:style style:name="T23" style:family="text">
      <style:text-properties officeooo:rsid="00327c12"/>
    </style:style>
    <style:style style:name="T24" style:family="text">
      <style:text-properties officeooo:rsid="00373e8d"/>
    </style:style>
    <style:style style:name="T25" style:family="text">
      <style:text-properties officeooo:rsid="003dbf0d"/>
    </style:style>
    <style:style style:name="T26" style:family="text">
      <style:text-properties officeooo:rsid="003dd074"/>
    </style:style>
    <style:style style:name="T27" style:family="text">
      <style:text-properties officeooo:rsid="003f4648"/>
    </style:style>
    <style:style style:name="T28" style:family="text">
      <style:text-properties officeooo:rsid="0047595e"/>
    </style:style>
    <style:style style:name="T29" style:family="text">
      <style:text-properties officeooo:rsid="0048abe3"/>
    </style:style>
    <style:style style:name="T30" style:family="text">
      <style:text-properties officeooo:rsid="004a52a4"/>
    </style:style>
    <style:style style:name="T31" style:family="text">
      <style:text-properties officeooo:rsid="004ae233"/>
    </style:style>
    <style:style style:name="T32" style:family="text">
      <style:text-properties officeooo:rsid="004d04d6"/>
    </style:style>
    <style:style style:name="T33" style:family="text">
      <style:text-properties officeooo:rsid="004e43c8"/>
    </style:style>
    <style:style style:name="T34" style:family="text">
      <style:text-properties officeooo:rsid="004eba0d"/>
    </style:style>
    <style:style style:name="T35" style:family="text">
      <style:text-properties officeooo:rsid="004f503b"/>
    </style:style>
    <style:style style:name="T36" style:family="text">
      <style:text-properties officeooo:rsid="0051304c"/>
    </style:style>
    <style:style style:name="T37" style:family="text">
      <style:text-properties officeooo:rsid="00524581"/>
    </style:style>
    <style:style style:name="T38" style:family="text">
      <style:text-properties officeooo:rsid="0053e96b"/>
    </style:style>
    <style:style style:name="T39" style:family="text">
      <style:text-properties officeooo:rsid="0055b8cd"/>
    </style:style>
    <style:style style:name="T40" style:family="text">
      <style:text-properties officeooo:rsid="0058af8c"/>
    </style:style>
    <style:style style:name="T41" style:family="text">
      <style:text-properties officeooo:rsid="0059773e"/>
    </style:style>
    <style:style style:name="T42" style:family="text">
      <style:text-properties officeooo:rsid="005a8d32"/>
    </style:style>
    <style:style style:name="T43" style:family="text">
      <style:text-properties officeooo:rsid="002fffb1"/>
    </style:style>
    <style:style style:name="T44" style:family="text">
      <style:text-properties officeooo:rsid="005bb704"/>
    </style:style>
    <style:style style:name="T45" style:family="text">
      <style:text-properties officeooo:rsid="005c3b3e"/>
    </style:style>
    <style:style style:name="T46" style:family="text">
      <style:text-properties officeooo:rsid="005d5c2d"/>
    </style:style>
    <style:style style:name="T47" style:family="text">
      <style:text-properties officeooo:rsid="005f2253"/>
    </style:style>
    <style:style style:name="T48" style:family="text">
      <style:text-properties officeooo:rsid="0060999d"/>
    </style:style>
    <style:style style:name="T49" style:family="text">
      <style:text-properties officeooo:rsid="0060b2b4"/>
    </style:style>
    <style:style style:name="T50" style:family="text">
      <style:text-properties officeooo:rsid="0060ec4e"/>
    </style:style>
    <style:style style:name="T51" style:family="text">
      <style:text-properties officeooo:rsid="006168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ctionary compression format AG85DCF1</text:p>
      <text:p text:style-name="Subtitle">by Arthur Golubev 19850316</text:p>
      <text:p text:style-name="Subtitle">2025-08-<text:span text:style-name="T41">22</text:span></text:p>
      <text:p text:style-name="P1"><text:span text:style-name="T2">AG</text:span>85<text:span text:style-name="T2">DCF</text:span>1 <text:span text:style-name="T45">is of </text:span><text:span text:style-name="T3">the following</text:span><text:span text:style-name="T12"> </text:span><text:span text:style-name="T3">entities:</text:span></text:p>
      <text:p text:style-name="P8"><text:span text:style-name="T12"><text:tab/></text:span>1. Dictionaries <text:span text:style-name="T5">–</text:span> <text:span text:style-name="T2">in custom way </text:span>provide dictionary words so that there exist<text:span text:style-name="T35">s</text:span> sequence number<text:span text:style-name="T2">ing</text:span> of the dictionary words <text:span text:style-name="T46">in</text:span><text:span text:style-name="T4"> </text:span><text:span text:style-name="T2">the</text:span><text:span text:style-name="T4"> dictionary</text:span>;</text:p>
      <text:p text:style-name="P3"><text:tab/>2. Dictionary extracts <text:span text:style-name="T5">–</text:span> of the following format:</text:p>
      <text:p text:style-name="P3"><text:tab/><text:tab/>2.1. <text:span text:style-name="T4">Dictionary extract part 1 </text:span><text:span text:style-name="T5">–</text:span><text:span text:style-name="T4"> in either system or program/application/task defined format identifi</text:span><text:span text:style-name="T2">cation</text:span><text:span text:style-name="T4"> </text:span><text:span text:style-name="T10">of</text:span><text:span text:style-name="T4"> </text:span><text:span text:style-name="T10">used for defining </text:span><text:span text:style-name="T46">used by </text:span><text:span text:style-name="T10">the dictionary extract </text:span><text:span text:style-name="T4">dictionar</text:span><text:span text:style-name="T10">ies </text:span><text:span text:style-name="T27">so that there </text:span><text:span text:style-name="T36">exists</text:span><text:span text:style-name="T27"> sequence order of the dictionaries</text:span><text:span text:style-name="T4">;</text:span></text:p>
      <text:p text:style-name="P9"><text:span text:style-name="T25"><text:tab/><text:tab/></text:span>2.2. <text:span text:style-name="T4">Dictionary extract part </text:span><text:span text:style-name="T5">2 –</text:span><text:span text:style-name="T41"> </text:span><text:span text:style-name="T6">with </text:span><text:span text:style-name="T48">compact </text:span><text:span text:style-name="T42">numbering </text:span><text:span text:style-name="T21">dictionary</text:span><text:span text:style-name="T6"> words </text:span><text:span text:style-name="T42">through</text:span><text:span text:style-name="T6"> all</text:span><text:span text:style-name="T21"> </text:span><text:span text:style-name="T6">dictionaries</text:span><text:span text:style-name="T1"> </text:span><text:span text:style-name="T42">designated in dictionary extract part 1</text:span><text:span text:style-name="T1"> </text:span><text:span text:style-name="T4">in order</text:span><text:span text:style-name="T27">s</text:span><text:span text:style-name="T7"> </text:span><text:span text:style-name="T27">as</text:span><text:span text:style-name="T22"> the dictionaries </text:span><text:span text:style-name="T27">are </text:span><text:span text:style-name="T42">designated</text:span><text:span text:style-name="T21"> </text:span><text:span text:style-name="T27">in dictionary extract part 1</text:span><text:span text:style-name="T7"> and </text:span><text:span text:style-name="T27">as dictionary words are sequenced</text:span><text:span text:style-name="T5"> in the dictionar</text:span><text:span text:style-name="T27">ies,</text:span><text:span text:style-name="T26"> </text:span><text:span text:style-name="T41">in a system optimal way a set of </text:span><text:span text:style-name="T42">numbers</text:span><text:span text:style-name="T41"> </text:span><text:span text:style-name="T46">of</text:span><text:span text:style-name="T41"> </text:span><text:span text:style-name="T42">dictionary</text:span><text:span text:style-name="T41"> words included in the dictionary extract;</text:span></text:p>
      <text:p text:style-name="P3"><text:span text:style-name="T12"><text:tab/></text:span>3. <text:span text:style-name="T8">Archive</text:span><text:span text:style-name="T12">s</text:span><text:span text:style-name="T8"> </text:span><text:span text:style-name="T5">– </text:span><text:span text:style-name="T28">of the following format</text:span><text:span text:style-name="T8">:</text:span></text:p>
      <text:p text:style-name="P4"><text:span text:style-name="T15"><text:tab/><text:tab/>3.1. </text:span><text:span text:style-name="T8">Archive part 1 </text:span><text:span text:style-name="T5">– </text:span><text:span text:style-name="T4">in either system or program/application/task defined format </text:span><text:span text:style-name="T29">identification</text:span><text:span text:style-name="T9"> what data is compressed </text:span><text:span text:style-name="T17">into the archive</text:span><text:span text:style-name="T4">;</text:span></text:p>
      <text:p text:style-name="P4"><text:span text:style-name="T12"><text:tab/><text:tab/></text:span><text:span text:style-name="T8">3.</text:span><text:span text:style-name="T24">2</text:span><text:span text:style-name="T8">. Archive part 2 </text:span><text:span text:style-name="T5">–</text:span><text:span text:style-name="T8"> </text:span><text:span text:style-name="T4">in either system or program/application/task defined format </text:span><text:span text:style-name="T29">identification of </text:span><text:span text:style-name="T48">used by the archive </text:span><text:span text:style-name="T29">dictionary extracts</text:span><text:span text:style-name="T42"> </text:span><text:span text:style-name="T37">so that there exists sequence order of the dictionary extracts</text:span><text:span text:style-name="T4">;</text:span></text:p>
      <text:p text:style-name="P4"><text:tab/><text:tab/><text:span text:style-name="T12">3</text:span><text:span text:style-name="T8">.</text:span><text:span text:style-name="T12">3. </text:span><text:span text:style-name="T38">is</text:span><text:span text:style-name="T29"> empty if no grammar compression, </text:span><text:span text:style-name="T12">Archive part 3 – </text:span><text:span text:style-name="T4">in either system or program/application/task format </text:span><text:span text:style-name="T17">identifi</text:span><text:span text:style-name="T49">cation</text:span><text:span text:style-name="T17"> of </text:span><text:span text:style-name="T13">grammar</text:span><text:span text:style-name="T12"> </text:span><text:span text:style-name="T17">programs and devices required </text:span><text:span text:style-name="T30">for</text:span><text:span text:style-name="T13"> perform</text:span><text:span text:style-name="T30">ing</text:span><text:span text:style-name="T12"> grammar decompression </text:span><text:span text:style-name="T16">in order </text:span><text:span text:style-name="T30">as </text:span><text:span text:style-name="T29">pr</text:span><text:span text:style-name="T30">o</text:span><text:span text:style-name="T29">cessing by</text:span><text:span text:style-name="T17"> grammar programs and </text:span><text:span text:style-name="T18">grammar </text:span><text:span text:style-name="T17">devices </text:span><text:span text:style-name="T30">is required</text:span><text:span text:style-name="T12">;</text:span></text:p>
      <text:p text:style-name="P5"><text:span text:style-name="T12"><text:tab/><text:tab/></text:span><text:span text:style-name="T8">3.</text:span><text:span text:style-name="T12">4.</text:span><text:span text:style-name="T8"> </text:span><text:span text:style-name="T30">exists if archive part </text:span><text:span text:style-name="T31">3</text:span><text:span text:style-name="T30"> is not empty,</text:span><text:span text:style-name="T12"> </text:span><text:span text:style-name="T8">Archive part </text:span><text:span text:style-name="T12">4</text:span><text:span text:style-name="T30"> </text:span><text:span text:style-name="T12">–</text:span><text:span text:style-name="T8"> </text:span><text:span text:style-name="T30">p</text:span><text:span text:style-name="T31">ieces</text:span><text:span text:style-name="T30"> of information for grammar decom</text:span><text:span text:style-name="T39">p</text:span><text:span text:style-name="T30">ression </text:span><text:span text:style-name="T16">in order </text:span><text:span text:style-name="T30">as </text:span><text:span text:style-name="T29">pr</text:span><text:span text:style-name="T30">o</text:span><text:span text:style-name="T29">cessing by</text:span><text:span text:style-name="T17"> grammar programs and </text:span><text:span text:style-name="T18">grammar </text:span><text:span text:style-name="T17">devices </text:span><text:span text:style-name="T30">is required;</text:span></text:p>
      <text:p text:style-name="P6"><text:span text:style-name="T14"><text:tab/><text:tab/>3</text:span><text:span text:style-name="T8">.</text:span><text:span text:style-name="T49">5</text:span><text:span text:style-name="T14">. </text:span><text:span text:style-name="T8">Archive part </text:span><text:span text:style-name="T49">5</text:span><text:span text:style-name="T30"> </text:span><text:span text:style-name="T12">– </text:span><text:span text:style-name="T32">for every dictionary word </text:span><text:span text:style-name="T49">which are represented in used by the archive dictionary extracts</text:span><text:span text:style-name="T32"> </text:span><text:span text:style-name="T44">in a system optimal way a set</text:span><text:span text:style-name="T32">:</text:span></text:p>
      <text:p text:style-name="P7"><text:span text:style-name="T32"><text:tab/><text:tab/><text:tab/>3.</text:span><text:span text:style-name="T49">5</text:span><text:span text:style-name="T32">.1. if archive part </text:span><text:span text:style-name="T49">6</text:span><text:span text:style-name="T32"> is not empty, </text:span><text:span text:style-name="T49">of </text:span><text:span text:style-name="T33">position numbers of starting byte</text:span><text:span text:style-name="T40">s</text:span><text:span text:style-name="T23"> </text:span><text:span text:style-name="T40">of occurrences </text:span><text:span text:style-name="T23">of the dictionary word in sequence of bytes of </text:span><text:span text:style-name="T33">data compressed into the archive;</text:span></text:p>
      <text:p text:style-name="P6"><text:tab/><text:tab/><text:tab/><text:span text:style-name="T32">3.</text:span><text:span text:style-name="T49">5</text:span><text:span text:style-name="T32">.2. if archive part </text:span><text:span text:style-name="T49">6</text:span><text:span text:style-name="T32"> is empty, </text:span><text:span text:style-name="T49">of </text:span><text:span text:style-name="T23">position numbers </text:span><text:span text:style-name="T40">of </text:span><text:span text:style-name="T49">the </text:span><text:span text:style-name="T23">dictionary word in sequence of dictionary words </text:span><text:span text:style-name="T33">corresponding </text:span><text:span text:style-name="T49">to</text:span><text:span text:style-name="T33"> </text:span><text:span text:style-name="T49">data </text:span><text:span text:style-name="T33">compressed into the archive without restrictions of how to convert pieces of data into </text:span><text:span text:style-name="T49">dictionary </text:span><text:span text:style-name="T33">words in variate cases;</text:span></text:p>
      <text:p text:style-name="P7"><text:span text:style-name="T8"><text:tab/><text:tab/></text:span><text:span text:style-name="T19">3</text:span><text:span text:style-name="T8">.</text:span><text:span text:style-name="T49">6</text:span><text:span text:style-name="T24">.</text:span><text:span text:style-name="T19"> </text:span><text:span text:style-name="T33">is empty if there </text:span><text:span text:style-name="T50">were </text:span><text:span text:style-name="T33">no such data pieces in compressed into the archive data, </text:span><text:span text:style-name="T8">Archive part </text:span><text:span text:style-name="T49">6</text:span><text:span text:style-name="T30"> </text:span><text:span text:style-name="T12">– </text:span><text:span text:style-name="T11">in the same order as in the data </text:span><text:span text:style-name="T33">compressed into the archive</text:span><text:span text:style-name="T11"> pieces of data </text:span><text:span text:style-name="T34">which are out</text:span><text:span text:style-name="T51">side of </text:span><text:span text:style-name="T40">pieces of data corresponding to</text:span><text:span text:style-name="T34"> </text:span><text:span text:style-name="T40">dictionary </text:span><text:span text:style-name="T34">word</text:span><text:span text:style-name="T40">s </text:span><text:span text:style-name="T34">in the data compressed into the archive</text:span><text:span text:style-name="T20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fffb1"/>
    </style:style>
    <style:style style:name="MT1" style:family="text">
      <style:text-properties officeooo:rsid="005a8d32"/>
    </style:style>
    <style:style style:name="MT2" style:family="text">
      <style:text-properties officeooo:rsid="002fffb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</text:span><text:span text:style-name="MT2">age </text:span><text:span text:style-name="MT2"><text:page-number text:select-page="current">1</text:page-number></text:span><text:span text:style-name="MT2"><text:s/>of </text:span><text:span text:style-name="MT2"><text:page-count>1</text:page-count></text:span><text:span text:style-name="MT2">.</text:span></text:p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8:17:22.493338555</meta:creation-date>
    <dc:date>2025-08-22T18:44:38.149566227</dc:date>
    <meta:editing-duration>P3DT19H21M3S</meta:editing-duration>
    <meta:editing-cycles>63</meta:editing-cycles>
    <meta:generator>LibreOffice/24.2.7.2$Linux_X86_64 LibreOffice_project/420$Build-2</meta:generator>
    <meta:print-date>2025-08-12T10:53:48.003932351</meta:print-date>
    <meta:printed-by>PDF files</meta:printed-by>
    <meta:document-statistic meta:table-count="0" meta:image-count="0" meta:object-count="0" meta:page-count="1" meta:paragraph-count="18" meta:word-count="407" meta:character-count="2630" meta:non-whitespace-character-count="2205"/>
  </office:meta>
</office:document-meta>
</file>